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9ece1" officeooo:paragraph-rsid="0009ece1"/>
    </style:style>
    <style:style style:name="P2" style:family="paragraph" style:parent-style-name="Heading_20_2">
      <style:text-properties officeooo:paragraph-rsid="0009ece1"/>
    </style:style>
    <style:style style:name="P3" style:family="paragraph" style:parent-style-name="Title">
      <style:text-properties officeooo:rsid="0009ece1" officeooo:paragraph-rsid="0009ece1"/>
    </style:style>
    <style:style style:name="T1" style:family="text">
      <style:text-properties officeooo:rsid="000b0a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éance informatique<text:line-break/>Introduction à Scratch</text:p>
      <text:h text:style-name="P2" text:outline-level="2"><text:span text:style-name="T1">Bien expliciter les consignes</text:span></text:h>
      <text:p text:style-name="P1"><text:span text:style-name="T1">Les séances informatiques sont un peu spéciales, il faut que les élèves comprennent le but et la manière d’y arriver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1-27T13:46:20.899978206</dc:date>
    <meta:editing-duration>PT33S</meta:editing-duration>
    <meta:editing-cycles>2</meta:editing-cycles>
    <meta:document-statistic meta:table-count="0" meta:image-count="0" meta:object-count="0" meta:page-count="1" meta:paragraph-count="3" meta:word-count="29" meta:character-count="189" meta:non-whitespace-character-count="162"/>
  </office:meta>
</office:document-meta>
</file>